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604in" fo:margin-left="0in" fo:margin-top="0in" fo:margin-bottom="0in" fo:break-before="auto" fo:break-after="auto" table:align="left"/>
    </style:style>
    <style:style style:name="Table1.A" style:family="table-column">
      <style:table-column-properties style:column-width="0.3743in"/>
    </style:style>
    <style:style style:name="Table1.B" style:family="table-column">
      <style:table-column-properties style:column-width="1.9167in"/>
    </style:style>
    <style:style style:name="Table1.C" style:family="table-column">
      <style:table-column-properties style:column-width="2.0521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text-properties style:font-name="Times New Roman" fo:font-size="12pt" fo:font-weight="bold" style:font-name-asian="Times New Roman1" style:font-size-asian="12pt" style:font-weight-asian="bold" style:font-name-complex="Times New Roman1" style:font-size-complex="12pt"/>
    </style:style>
    <style:style style:name="P2" style:family="paragraph" style:parent-style-name="Standard">
      <style:text-properties style:font-name="Times New Roman" fo:font-size="12pt" fo:font-weight="bold" style:font-name-asian="Times New Roman1" style:font-size-asian="12pt" style:font-weight-asian="bold" style:font-name-complex="Times New Roman1" style:font-size-complex="12pt" fo:background-color="#ffffff"/>
    </style:style>
    <style:style style:name="P3" style:family="paragraph" style:parent-style-name="Standard">
      <style:text-properties style:font-name="Times New Roman" fo:font-size="12pt" style:font-name-asian="Times New Roman1" style:font-size-asian="12pt" style:font-name-complex="Times New Roman1" style:font-size-complex="12pt" fo:background-color="#ffffff"/>
    </style:style>
    <style:style style:name="P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5"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style>
    <style:style style:name="P6"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text-properties style:font-name="Times New Roman" fo:font-size="12pt" style:font-name-asian="Times New Roman1" style:font-size-asian="12pt" style:font-name-complex="Times New Roman1" style:font-size-complex="12pt" fo:background-color="#ffffff"/>
    </style:style>
    <style:style style:name="P7" style:family="paragraph" style:parent-style-name="Standard" style:list-style-name="WWNum2">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8" style:family="paragraph" style:parent-style-name="Standard" style:list-style-name="WWNum1">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9" style:family="paragraph" style:parent-style-name="Standard" style:list-style-name="WWNum4">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10" style:family="paragraph" style:parent-style-name="Standard" style:list-style-name="WWNum5">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11" style:family="paragraph" style:parent-style-name="Standard" style:list-style-name="WWNum6">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12" style:family="paragraph" style:parent-style-name="Standard" style:list-style-name="WWNum3">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13" style:family="paragraph" style:parent-style-name="Standard">
      <loext:graphic-properties draw:fill="solid" draw:fill-color="#ffffff"/>
      <style:paragraph-properties fo:margin-top="0in" fo:margin-bottom="0.25in" loext:contextual-spacing="false" fo:line-height="100%" fo:background-color="#ffffff"/>
    </style:style>
    <style:style style:name="P14" style:family="paragraph" style:parent-style-name="Standard" style:master-page-name="Standard">
      <style:paragraph-properties style:page-number="1"/>
    </style:style>
    <style:style style:name="P15" style:family="paragraph" style:parent-style-name="Heading_20_3">
      <style:paragraph-properties fo:margin-top="0in" fo:margin-bottom="0in" loext:contextual-spacing="false" fo:line-height="100%" fo:keep-together="auto" fo:orphans="0" fo:widows="0" fo:padding="0in" fo:border="none" fo:keep-with-next="auto"/>
    </style:style>
    <style:style style:name="P16" style:family="paragraph" style:parent-style-name="Heading_20_3">
      <style:paragraph-properties fo:margin-top="0in" fo:margin-bottom="0in" loext:contextual-spacing="false" fo:line-height="100%" fo:keep-together="auto" fo:orphans="0" fo:widows="0" fo:padding="0in" fo:border="none" fo:keep-with-next="auto"/>
      <style:text-properties fo:color="#000000" style:font-name="Times New Roman" fo:font-size="12pt" style:font-name-asian="Times New Roman1" style:font-size-asian="12pt" style:font-name-complex="Times New Roman1" style:font-size-complex="12pt" fo:background-color="#ffffff"/>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fo:background-color="#ffffff"/>
    </style:style>
    <style:style style:name="T3" style:family="text">
      <style:text-properties style:font-name="Times New Roman" fo:font-size="12pt" style:font-name-asian="Times New Roman1" style:font-size-asian="12pt" style:font-name-complex="Times New Roman1" style:font-size-complex="12pt" fo:background-color="#ffffff"/>
    </style:style>
    <style:style style:name="T4" style:family="text">
      <style:text-properties style:font-name="Times New Roman" fo:font-size="12pt" fo:font-style="italic" style:font-name-asian="Times New Roman1" style:font-size-asian="12pt" style:font-style-asian="italic" style:font-name-complex="Times New Roman1" style:font-size-complex="12pt" fo:background-color="#ffffff"/>
    </style:style>
    <style:style style:name="T5" style:family="text">
      <style:text-properties fo:color="#000000" style:font-name="Times New Roman" fo:font-size="12pt" style:font-name-asian="Times New Roman1" style:font-size-asian="12pt" style:font-name-complex="Times New Roman1" style:font-size-complex="12pt" fo:background-color="#ffffff"/>
    </style:style>
    <style:style style:name="T6" style:family="text">
      <style:text-properties fo:color="#4d4d4d" style:font-name="Times New Roman" fo:font-size="14.5pt" style:font-name-asian="Times New Roman1" style:font-size-asian="14.5pt" style:font-name-complex="Times New Roman1" style:font-size-complex="14.5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Nama <text:tab/>: Eko Saputra </text:span></text:p>
      <text:p text:style-name="Standard"><text:span text:style-name="T1">NIM <text:tab/>: 201420001</text:span></text:p>
      <text:p text:style-name="Standard"><text:span text:style-name="T1">Kelas <text:tab/>: IF4A </text:span></text:p>
      <text:p text:style-name="P1"/>
      <text:p text:style-name="P1"/>
      <text:p text:style-name="P1"/>
      <text:p text:style-name="P1"/>
      <text:p text:style-name="P1"/>
      <text:p text:style-name="Standard"><text:span text:style-name="T2">Apa perbedaan User Interface dan User Experience ! </text:span></text:p>
      <text:p text:style-name="P3"/>
      <table:table table:name="Table1" table:style-name="Table1">
        <table:table-column table:style-name="Table1.A"/>
        <table:table-column table:style-name="Table1.B"/>
        <table:table-column table:style-name="Table1.C"/>
        <table:table-column table:style-name="Table1.B"/>
        <table:table-row table:style-name="Table1.1">
          <table:table-cell table:style-name="Table1.A1" office:value-type="string">
            <text:p text:style-name="P4"><text:span text:style-name="T2">No</text:span></text:p>
          </table:table-cell>
          <table:table-cell table:style-name="Table1.A1" office:value-type="string">
            <text:p text:style-name="P4"><text:span text:style-name="T2">Perbedaan</text:span></text:p>
          </table:table-cell>
          <table:table-cell table:style-name="Table1.A1" office:value-type="string">
            <text:p text:style-name="P4"><text:span text:style-name="T2">User Interface</text:span></text:p>
          </table:table-cell>
          <table:table-cell table:style-name="Table1.A1" office:value-type="string">
            <text:p text:style-name="P4"><text:span text:style-name="T2">User Experience </text:span></text:p>
          </table:table-cell>
        </table:table-row>
        <table:table-row table:style-name="Table1.1">
          <table:table-cell table:style-name="Table1.A1" office:value-type="string">
            <text:p text:style-name="P4"><text:span text:style-name="T3">1</text:span></text:p>
          </table:table-cell>
          <table:table-cell table:style-name="Table1.A1" office:value-type="string">
            <text:p text:style-name="P15"><text:bookmark text:name="_w27xkpsp3cu2"/><text:span text:style-name="T5">Tujuan penerapan</text:span></text:p>
            <text:p text:style-name="P6"/>
          </table:table-cell>
          <table:table-cell table:style-name="Table1.A1" office:value-type="string">
            <text:p text:style-name="P5"><text:span text:style-name="T3">UI design adalah menampilkan desain </text:span><text:span text:style-name="T4">interface</text:span><text:span text:style-name="T3"> dengan keseragaman dan konsistensi yang baik, mulai dari segi </text:span><text:span text:style-name="T4">font</text:span><text:span text:style-name="T3">, warna, gambar, dan sebagainya. Dengan ini, diharapkan pengguna dapat lebih tertarik untuk menggunakan suatu situs.</text:span></text:p>
          </table:table-cell>
          <table:table-cell table:style-name="Table1.A1" office:value-type="string">
            <text:p text:style-name="P5"><text:span text:style-name="T3">UX design berguna untuk membuat suatu situs atau aplikasi jadi lebih mudah digunakan oleh</text:span><text:span text:style-name="T4"> use</text:span><text:span text:style-name="T3">r. UX design dituntut untuk menjadi perantara, agar UI design mampu bekerja sama dengan sistem.</text:span></text:p>
          </table:table-cell>
        </table:table-row>
        <table:table-row table:style-name="Table1.1">
          <table:table-cell table:style-name="Table1.A1" office:value-type="string">
            <text:p text:style-name="P4"><text:span text:style-name="T3">2</text:span></text:p>
          </table:table-cell>
          <table:table-cell table:style-name="Table1.A1" office:value-type="string">
            <text:p text:style-name="P15"><text:bookmark text:name="_cfo3q0ow1kme"/><text:span text:style-name="T5">Fokus</text:span></text:p>
            <text:p text:style-name="P6"/>
          </table:table-cell>
          <table:table-cell table:style-name="Table1.A1" office:value-type="string">
            <text:p text:style-name="P5"><text:span text:style-name="T3">UI lebih banyak fokus pada komponen teknis untuk menghasilkan komponen desain untuk produk jadi.</text:span></text:p>
          </table:table-cell>
          <table:table-cell table:style-name="Table1.A1" office:value-type="string">
            <text:p text:style-name="P5"><text:span text:style-name="T3">UX berfokus pada manajemen dan analisis proyek melalui seluruh fase mulai dari </text:span><text:span text:style-name="T4">ideation, development</text:span><text:span text:style-name="T3"> dan </text:span><text:span text:style-name="T4">delivery</text:span><text:span text:style-name="T3">.</text:span></text:p>
          </table:table-cell>
        </table:table-row>
        <table:table-row table:style-name="Table1.1">
          <table:table-cell table:style-name="Table1.A1" office:value-type="string">
            <text:p text:style-name="P4"><text:span text:style-name="T3">3</text:span></text:p>
          </table:table-cell>
          <table:table-cell table:style-name="Table1.A1" office:value-type="string">
            <text:p text:style-name="P15"><text:bookmark text:name="_gspzlkn7wc57"/><text:span text:style-name="T5">Cakupan </text:span></text:p>
            <text:p text:style-name="P16"><text:bookmark text:name="_yjn6k3h61x90"/></text:p>
          </table:table-cell>
          <table:table-cell table:style-name="Table1.A1" office:value-type="string">
            <text:p text:style-name="P5"><text:span text:style-name="T3">hasil riset tersebut diimplementasikan dalam sebuah </text:span><text:span text:style-name="T4">interface</text:span><text:span text:style-name="T3"> atau UI design. Dengan demikian, UX design melatarbelakangi UI design dalam menghasilkan produk tertentu pada </text:span><text:span text:style-name="T4">interface</text:span><text:span text:style-name="T3">. </text:span></text:p>
          </table:table-cell>
          <table:table-cell table:style-name="Table1.A1" office:value-type="string">
            <text:p text:style-name="P5"><text:span text:style-name="T4">UX design</text:span><text:span text:style-name="T3"> bisa dikatakan memiliki ranah yang cenderung lebih luas dari UI design dalam hal fungsinya. Idealnya, </text:span><text:span text:style-name="T4">UX design</text:span><text:span text:style-name="T3"> dimulai dengan riset mengenai preferensi dan kebiasaan audiens.</text:span></text:p>
          </table:table-cell>
        </table:table-row>
        <table:table-row table:style-name="Table1.1">
          <table:table-cell table:style-name="Table1.A1" office:value-type="string">
            <text:p text:style-name="P4"><text:span text:style-name="T3">4</text:span></text:p>
          </table:table-cell>
          <table:table-cell table:style-name="Table1.A1" office:value-type="string">
            <text:p text:style-name="P15"><text:bookmark text:name="_2dajm431jadn"/><text:span text:style-name="T5">Praktik kerja</text:span></text:p>
            <text:p text:style-name="P16"><text:bookmark text:name="_gwve335g26p"/></text:p>
          </table:table-cell>
          <table:table-cell table:style-name="Table1.A1" office:value-type="string">
            <text:p text:style-name="P5"><text:span text:style-name="T4">UI design</text:span><text:span text:style-name="T3"> seringkali didasarkan pada pola, praktik, dan preferensi pribadi.</text:span></text:p>
          </table:table-cell>
          <table:table-cell table:style-name="Table1.A1" office:value-type="string">
            <text:p text:style-name="P5"><text:span text:style-name="T4">UX design sebagian besar didasarkan pada data seputar bagaimana pengguna sebenarnya menggunakan produk, situs, atau aplikasi. </text:span></text:p>
          </table:table-cell>
        </table:table-row>
      </table:table>
      <text:p text:style-name="P3"/>
      <text:p text:style-name="P3"/>
      <text:p text:style-name="P2"/>
      <text:p text:style-name="Standard"><text:span text:style-name="T2">Berikut contoh penerapan UI/UX pada aplikasi Google</text:span></text:p>
      <text:p text:style-name="P2"/>
      <text:p text:style-name="Standard"><text:span text:style-name="T3">Hampir semua orang menggunakan layanan Google Search. Layanan ini memiliki desain yang sederhana dan mudah digunakan. Nah, untuk lebih memahami bagaimana penerapan UI UX pada Google search, simak uraian berikut ini. </text:span></text:p>
      <text:p text:style-name="P3"/>
      <text:p text:style-name="Standard"><text:span text:style-name="T3">1. User Interface (UI) </text:span></text:p>
      <text:list xml:id="list1164720546" text:style-name="WWNum2">
        <text:list-item>
          <text:p text:style-name="P7"><text:span text:style-name="T3">Konsep Minimal Interface</text:span></text:p>
        </text:list-item>
      </text:list>
      <text:p text:style-name="Standard"><text:span text:style-name="T3">Interface Google ini sangatlah simple. Di halaman awal Google Search, Anda hanya akan melihat background putih dan kolom pencarian Google.</text:span></text:p>
      <text:p text:style-name="P3"><text:soft-page-break/></text:p>
      <text:p text:style-name="P13"><text:span text:style-name="T3">Tampilan Google Search simple, jelas, dan sangat berfokus pada tujuan pengguna, yaitu melakukan pencarian. Pengguna jadi dapat dengan mudah menyelesaikan kebutuhannya. </text:span></text:p>
      <text:p text:style-name="P13"><text:span text:style-name="T3">Dengan konsep minimalis tersebut, pengguna bisa langsung melakukan pencarian atau fokus melakukan pencarian. Kebutuhan pengguna pun jadi lebih cepat terpenuhi. </text:span></text:p>
      <text:p text:style-name="P13"><text:span text:style-name="T3">Berbeda dengan mesin pencarian lain, yang menampilkan banyak konten sehingga pengguna bisa terdistraksi oleh konten tersebut.</text:span><text:span text:style-name="T6"> </text:span></text:p>
      <text:list xml:id="list4217779093" text:style-name="WWNum1">
        <text:list-item>
          <text:p text:style-name="P8"><text:span text:style-name="T3">Konsisten Warna dan layout </text:span></text:p>
        </text:list-item>
      </text:list>
      <text:p text:style-name="P13"><text:span text:style-name="T3">Tampilan Google memang didominasi oleh </text:span><text:span text:style-name="T4">whitespace </text:span><text:span text:style-name="T3">dengan style layout yang konsisten. Warna yang minimalis tersebut akan meningkatkan fokus pengguna pada penggunaan fitur pencarian. </text:span></text:p>
      <text:p text:style-name="P13"><text:span text:style-name="T3">Selain warna putih, Google mempunyai colour palette yang konsisten pada setiap fiturnya, yaitu warna biru seperti gambar di bawah ini. </text:span></text:p>
      <text:p text:style-name="P13"><text:span text:style-name="T3">Palette tersebut digunakan dominan di setiap tema produk, toolbars,buttons, dan juga font colour.Konsisten warna tersebut membuat pengguna lebih familiar dengan fitur-fitur Google. Dengan penggunaan warna yang minimalis dan konsisten, pengguna jadi tahu highlight utama dari setiap fungsi. </text:span></text:p>
      <text:list xml:id="list3854042191" text:style-name="WWNum4">
        <text:list-item>
          <text:p text:style-name="P9"><text:span text:style-name="T3">Responsive Ilustrasi dan Ikon </text:span></text:p>
        </text:list-item>
      </text:list>
      <text:p text:style-name="P13"><text:span text:style-name="T3">Google memiliki desain UI yang responsive. Artinya pengguna dapat tetap menggunakan layanan pencarian Google di berbagai perangkat dengan kualitas gambar yang stabil. </text:span></text:p>
      <text:p text:style-name="P13"><text:span text:style-name="T3">Grid-system yang buat dengan baik oleh desainer menjadikan ilustrasi dan ikon tersebut dapat ditampilkan baik di perangkat desktop maupun mobile. </text:span></text:p>
      <text:p text:style-name="P13"><text:span text:style-name="T3">Jika di perangkat mobile, pengguna tidak tetap bisa melihat informasi secara presisi menyesuaikan bentuk perangkat. Pengguna jadi tetap bisa menggunakan layanan Google di mana saja dan kapan saja dengan mudah. </text:span></text:p>
      <text:p text:style-name="P13"><text:span text:style-name="T3">2. User Experience</text:span></text:p>
      <text:list xml:id="list3125390578" text:style-name="WWNum5">
        <text:list-item>
          <text:p text:style-name="P10"><text:span text:style-name="T3">Discoverability (Mudah Digunakan)</text:span></text:p>
        </text:list-item>
      </text:list>
      <text:p text:style-name="P13"><text:span text:style-name="T3">Istilah discoverability dalam dunia UX berarti pengguna dapat menggunakan keseluruhan layanan atau menyelesaikan kebutuhan tanpa perlu petunjuk khusus.</text:span></text:p>
      <text:p text:style-name="P13"><text:span text:style-name="T3">Desain fitur Google membuat pengguna lebih cepat mempelajari setiap fitur dan menyelesaikan kebutuhan. Misalnya, jika pengguna ingin mencari perkiraan cuaca hari ini, pengguna cukup mengetik kalimat tersebut. Google akan menampilkan informasi tentang perkiraan cuaca hari ini. </text:span></text:p>
      <text:p text:style-name="P13"><text:span text:style-name="T3">Pengguna cukup klik halaman website dan informasi yang dibutuhkan akan didapatkan. Saking mudahnya pengguna dapat melakukan pencarian apa saja, Google disebut sebagai “Advanced Search”. </text:span></text:p>
      <text:list xml:id="list3537243563" text:style-name="WWNum6">
        <text:list-item>
          <text:p text:style-name="P11"><text:span text:style-name="T3">Desain Adaptif </text:span></text:p>
        </text:list-item>
      </text:list>
      <text:p text:style-name="P13"><text:span text:style-name="T3">Desain adaptif berarti setiap pencarian yang dilakukan setiap pengguna akan menampilkan hasil informasi yang dirancang khusus. Misalnya pengguna mencari “Indonesia”, hasil yang muncul dimunculkan adalah berita, maps, dan gambar. </text:span></text:p>
      <text:p text:style-name="P13"><text:span text:style-name="T3">Sementara jika mencari “IHSG”, hasil yang ditampilkan berupa trafik saham karena IHSG merupakan istilah dalam saham. Oleh sebab itu, hasil pencarian yang muncul adalah tentang finance, berita, gambar, dll. </text:span></text:p>
      <text:p text:style-name="P13"><text:span text:style-name="T3">Dengan dirancang secara adaptif, pengguna dapat langsung menemukan informasi yang dibutuhkan. Pengguna jadi tidak perlu kesulitan dan berlama-lama mencari informasi, sehingga kepuasan pengguna akan meningkat. </text:span></text:p>
      <text:list xml:id="list1670773848" text:style-name="WWNum3">
        <text:list-item>
          <text:p text:style-name="P12"><text:span text:style-name="T3">Fast and No Errors</text:span></text:p>
        </text:list-item>
      </text:list>
      <text:p text:style-name="P13"><text:span text:style-name="T3">Proses yang cepat dan no errors akan meningkatkan kenyamanan pengguna dalam menggunakan produk. </text:span></text:p>
      <text:p text:style-name="P13"><text:span text:style-name="T3">Prinsip tersebut diadaptasi oleh Google. Apa saja yang dicari oleh pengguna akan ditampilkan oleh Google. Misalnya mencari “kucing”, maka Google akan menampilkan 121.000.000 hasil dalam 0.39 detik. Bahkan mencari dengan kata kunci apapu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4d4d4d" style:font-name="Times New Roman" fo:font-family="'Times New Roman'" style:font-family-generic="roman" style:font-pitch="variable" fo:font-size="12pt" style:text-underline-style="none" style:font-size-asian="14.5pt" style:font-size-complex="14.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4d4d4d" style:font-name="Times New Roman" fo:font-family="'Times New Roman'" style:font-family-generic="roman" style:font-pitch="variable" fo:font-size="12pt" style:text-underline-style="none" style:font-size-asian="14.5pt" style:font-size-complex="14.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4d4d4d" style:font-name="Times New Roman" fo:font-family="'Times New Roman'" style:font-family-generic="roman" style:font-pitch="variable" fo:font-size="12pt" style:text-underline-style="none" style:font-size-asian="14.5pt" style:font-size-complex="14.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4d4d4d" style:font-name="Times New Roman" fo:font-family="'Times New Roman'" style:font-family-generic="roman" style:font-pitch="variable" fo:font-size="12pt" style:text-underline-style="none" style:font-size-asian="14.5pt" style:font-size-complex="14.5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4d4d4d" style:font-name="Times New Roman" fo:font-family="'Times New Roman'" style:font-family-generic="roman" style:font-pitch="variable" fo:font-size="12pt" style:text-underline-style="none" style:font-size-asian="14.5pt" style:font-size-complex="14.5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4d4d4d" style:font-name="Times New Roman" fo:font-family="'Times New Roman'" style:font-family-generic="roman" style:font-pitch="variable" fo:font-size="12pt" style:text-underline-style="none" style:font-size-asian="14.5pt" style:font-size-complex="14.5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2" meta:paragraph-count="52" meta:word-count="707" meta:character-count="5159" meta:non-whitespace-character-count="4479"/>
    <meta:generator>LibreOfficeDev/6.0.5.2$Linux_X86_64 LibreOffice_project/</meta:generator>
  </office:meta>
</office:document-meta>
</file>